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9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Fine_20_Dashed_20__28_var_29_"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vertical-align="bottom" fo:min-height="1.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fo:min-height="1.02cm"/>
    </style:style>
    <style:style style:name="P1" style:family="paragraph">
      <style:text-properties style:font-name="Arial1" fo:font-size="13pt" fo:font-weight="bold" style:font-size-asian="15pt" style:font-weight-asian="bold" style:font-size-complex="15pt" style:font-weight-complex="bold"/>
    </style:style>
    <style:style style:name="P2" style:family="paragraph">
      <style:paragraph-properties fo:text-align="center"/>
      <style:text-properties style:font-name="Arial1" fo:font-size="13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rial1" fo:font-size="13pt" style:font-size-asian="15pt" style:font-size-complex="15pt"/>
    </style:style>
    <style:style style:name="P5" style:family="paragraph">
      <style:paragraph-properties fo:text-align="center"/>
      <style:text-properties style:font-name="Arial1" fo:font-size="13pt" fo:font-weight="bold" style:font-size-asian="15pt" style:font-weight-asian="bold" style:font-size-complex="15pt" style:font-weight-complex="bold"/>
    </style:style>
    <style:style style:name="P6" style:family="paragraph">
      <style:text-properties fo:color="#ff3333" fo:font-size="13pt" style:font-size-asian="13pt" style:font-size-complex="13pt"/>
    </style:style>
    <style:style style:name="P7" style:family="paragraph">
      <style:text-properties fo:font-size="13pt" style:font-size-asian="13pt" style:font-size-complex="13pt"/>
    </style:style>
    <style:style style:name="T1" style:family="text">
      <style:text-properties style:font-name="Arial1" fo:font-size="13pt" fo:font-weight="bold" style:font-size-asian="15pt" style:font-weight-asian="bold" style:font-size-complex="15pt" style:font-weight-complex="bold"/>
    </style:style>
    <style:style style:name="T2" style:family="text">
      <style:text-properties style:font-name="Arial1" fo:font-size="13pt" style:font-size-asian="15pt" style:font-size-complex="15pt"/>
    </style:style>
    <style:style style:name="T3" style:family="text">
      <style:text-properties fo:color="#ff3333" fo:font-size="13pt" style:font-size-asian="13pt" style:font-size-complex="13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34cm" svg:height="1.143cm" svg:x="0.635cm" svg:y="0.635cm">
          <draw:text-box>
            <text:p><text:span text:style-name="T1">Emma</text:span></text:p>
          </draw:text-box>
        </draw:frame>
        <draw:frame draw:style-name="gr1" draw:text-style-name="P1" draw:layer="layout" svg:width="5.334cm" svg:height="1.143cm" svg:x="13.335cm" svg:y="0.635cm">
          <draw:text-box>
            <text:p><text:span text:style-name="T1">Jack</text:span></text:p>
          </draw:text-box>
        </draw:frame>
        <draw:connector draw:style-name="gr2" draw:text-style-name="P2" draw:layer="layout" svg:x1="2.54cm" svg:y1="4.445cm" svg:x2="2.54cm" svg:y2="5.715cm" draw:start-shape="id1" draw:start-glue-point="2" draw:end-shape="id2" draw:end-glue-point="4" svg:d="m2540 4445v1270" svg:viewBox="0 0 1 1271">
          <text:p/>
        </draw:connector>
        <draw:custom-shape draw:style-name="gr3" draw:text-style-name="P4" xml:id="id1" draw:id="id1" draw:layer="layout" svg:width="3.81cm" svg:height="2.54cm" svg:x="0.635cm" svg:y="1.905cm">
          <text:p text:style-name="P3"><text:span text:style-name="T1">listen</text:span></text:p>
          <text:p text:style-name="P3"><text:span text:style-name="T2">“</text:span><text:span text:style-name="T2">do you have </text:span></text:p>
          <text:p text:style-name="P3"><text:span text:style-name="T2">time today?”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81cm" svg:height="6.35cm" svg:x="13.329cm" svg:y="1.905cm">
          <text:p text:style-name="P3"><text:span text:style-name="T1">ask</text:span></text:p>
          <text:p text:style-name="P3"><text:span text:style-name="T2">“</text:span><text:span text:style-name="T2">do you have </text:span></text:p>
          <text:p text:style-name="P3"><text:span text:style-name="T2">time today?”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5.234cm" svg:y1="8.255cm" svg:x2="15.24cm" svg:y2="9.525cm" draw:start-shape="id3" draw:start-glue-point="2" draw:end-shape="id4" draw:end-glue-point="4" svg:d="m15234 8255v635h6v635" svg:viewBox="0 0 7 1271">
          <text:p/>
        </draw:connector>
        <draw:custom-shape draw:style-name="gr3" draw:text-style-name="P5" xml:id="id2" draw:id="id2" draw:layer="layout" svg:width="3.81cm" svg:height="2.54cm" svg:x="0.635cm" svg:y="5.715cm">
          <text:p text:style-name="P3"><text:span text:style-name="T1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6" draw:id="id6" draw:layer="layout" svg:width="3.81cm" svg:height="2.54cm" svg:x="5.715cm" svg:y="5.715cm">
          <text:p text:style-name="P3"><text:span text:style-name="T1">tell</text:span></text:p>
          <text:p text:style-name="P3"><text:span text:style-name="T2">“</text:span><text:span text:style-name="T2">no”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81cm" svg:height="2.54cm" svg:x="0.635cm" svg:y="9.525cm">
          <text:p text:style-name="P3"><text:span text:style-name="T1">tell</text:span></text:p>
          <text:p text:style-name="P3"><text:span text:style-name="T2">“</text:span><text:span text:style-name="T2">yes”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54cm" svg:y1="8.255cm" svg:x2="2.54cm" svg:y2="9.525cm" draw:start-shape="id2" draw:start-glue-point="6" draw:end-shape="id5" draw:end-glue-point="0" svg:d="m2540 8255v1270" svg:viewBox="0 0 1 1271">
          <text:p/>
        </draw:connector>
        <draw:connector draw:style-name="gr2" draw:text-style-name="P2" draw:layer="layout" svg:x1="4.445cm" svg:y1="6.985cm" svg:x2="5.715cm" svg:y2="6.985cm" draw:start-shape="id2" draw:start-glue-point="7" draw:end-shape="id6" draw:end-glue-point="3" svg:d="m4445 6985h1270" svg:viewBox="0 0 1271 1">
          <text:p/>
        </draw:connector>
        <draw:custom-shape draw:style-name="gr3" draw:text-style-name="P5" xml:id="id8" draw:id="id8" draw:layer="layout" svg:width="3.81cm" svg:height="2.54cm" svg:x="0.635cm" svg:y="17.145cm">
          <text:p text:style-name="P3"><text:span text:style-name="T1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10" draw:id="id10" draw:layer="layout" svg:width="3.81cm" svg:height="2.54cm" svg:x="5.715cm" svg:y="17.145cm">
          <text:p text:style-name="P3"><text:span text:style-name="T1">tell</text:span></text:p>
          <text:p text:style-name="P3"><text:span text:style-name="T2">“</text:span><text:span text:style-name="T2">no”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3.81cm" svg:height="2.54cm" svg:x="0.635cm" svg:y="20.955cm">
          <text:p text:style-name="P3"><text:span text:style-name="T1">tell</text:span></text:p>
          <text:p text:style-name="P3"><text:span text:style-name="T2">“</text:span><text:span text:style-name="T2">ok”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54cm" svg:y1="12.065cm" svg:x2="2.54cm" svg:y2="13.335cm" draw:start-shape="id5" draw:start-glue-point="2" draw:end-shape="id7" draw:end-glue-point="0" svg:d="m2540 12065v1270" svg:viewBox="0 0 1 1271">
          <text:p/>
        </draw:connector>
        <draw:connector draw:style-name="gr2" draw:text-style-name="P2" draw:layer="layout" svg:x1="2.54cm" svg:y1="19.685cm" svg:x2="2.54cm" svg:y2="20.955cm" draw:start-shape="id8" draw:start-glue-point="6" draw:end-shape="id9" draw:end-glue-point="0" svg:d="m2540 19685v1270" svg:viewBox="0 0 1 1271">
          <text:p/>
        </draw:connector>
        <draw:connector draw:style-name="gr2" draw:text-style-name="P2" draw:layer="layout" svg:x1="4.445cm" svg:y1="18.415cm" svg:x2="5.715cm" svg:y2="18.415cm" draw:start-shape="id8" draw:start-glue-point="7" draw:end-shape="id10" draw:end-glue-point="3" svg:d="m4445 18415h1270" svg:viewBox="0 0 1271 1">
          <text:p/>
        </draw:connector>
        <draw:custom-shape draw:style-name="gr3" draw:text-style-name="P5" xml:id="id4" draw:id="id4" draw:layer="layout" svg:width="3.81cm" svg:height="2.54cm" svg:x="13.335cm" svg:y="9.525cm">
          <text:p text:style-name="P3"><text:span text:style-name="T1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12" draw:id="id12" draw:layer="layout" svg:width="3.81cm" svg:height="2.54cm" svg:x="13.335cm" svg:y="13.335cm">
          <text:p text:style-name="P3"><text:span text:style-name="T1">tell</text:span></text:p>
          <text:p text:style-name="P3"><text:span text:style-name="T2">“</text:span><text:span text:style-name="T2">can we meet </text:span></text:p>
          <text:p text:style-name="P3"><text:span text:style-name="T2">at 15:00?”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4" draw:id="id14" draw:layer="layout" svg:width="3.81cm" svg:height="2.54cm" svg:x="13.335cm" svg:y="20.955cm">
          <text:p text:style-name="P3"><text:span text:style-name="T1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7.145cm" svg:y1="10.795cm" svg:x2="18.415cm" svg:y2="10.795cm" draw:start-shape="id4" draw:start-glue-point="7" draw:end-shape="id11" draw:end-glue-point="6" svg:d="m17145 10795h1270" svg:viewBox="0 0 1271 1">
          <text:p/>
        </draw:connector>
        <draw:connector draw:style-name="gr2" draw:text-style-name="P2" draw:layer="layout" svg:x1="15.24cm" svg:y1="12.065cm" svg:x2="15.24cm" svg:y2="13.335cm" draw:start-shape="id4" draw:start-glue-point="6" draw:end-shape="id12" draw:end-glue-point="0" svg:d="m15240 12065v1270" svg:viewBox="0 0 1 1271">
          <text:p/>
        </draw:connector>
        <draw:connector draw:style-name="gr2" draw:text-style-name="P2" draw:layer="layout" svg:x1="15.24cm" svg:y1="15.875cm" svg:x2="15.24cm" svg:y2="17.145cm" draw:start-shape="id12" draw:end-shape="id13" draw:end-glue-point="0" svg:d="m15240 15875v1270" svg:viewBox="0 0 1 1271">
          <text:p/>
        </draw:connector>
        <draw:connector draw:style-name="gr2" draw:text-style-name="P2" draw:layer="layout" svg:x1="15.24cm" svg:y1="23.495cm" svg:x2="15.24cm" svg:y2="24.765cm" draw:start-shape="id14" draw:start-glue-point="6" draw:end-shape="id15" draw:end-glue-point="4" svg:d="m15240 23495v1270" svg:viewBox="0 0 1 1271">
          <text:p/>
        </draw:connector>
        <draw:connector draw:style-name="gr2" draw:text-style-name="P2" draw:layer="layout" svg:x1="17.145cm" svg:y1="22.225cm" svg:x2="18.415cm" svg:y2="22.225cm" draw:start-shape="id14" draw:start-glue-point="7" svg:d="m17145 22225h1270" svg:viewBox="0 0 1271 1">
          <text:p/>
        </draw:connector>
        <draw:custom-shape draw:style-name="gr3" draw:text-style-name="P4" xml:id="id11" draw:id="id11" draw:layer="layout" svg:width="3.81cm" svg:height="2.54cm" svg:x="18.415cm" svg:y="9.525cm">
          <text:p text:style-name="P3"><text:span text:style-name="T1">run</text:span><text:span text:style-name="T2"><text:line-break/></text:span><text:span text:style-name="T2">output “emma </text:span></text:p>
          <text:p text:style-name="P3"><text:span text:style-name="T2">has no time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81cm" svg:height="2.54cm" svg:x="18.415cm" svg:y="20.955cm">
          <text:p text:style-name="P3"><text:span text:style-name="T1">run</text:span><text:span text:style-name="T2"><text:line-break/></text:span><text:span text:style-name="T2">output “emma </text:span></text:p>
          <text:p text:style-name="P3"><text:span text:style-name="T2">didn't agree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5" draw:id="id15" draw:layer="layout" svg:width="3.81cm" svg:height="2.54cm" svg:x="13.335cm" svg:y="24.765cm">
          <text:p text:style-name="P3"><text:span text:style-name="T1">run</text:span><text:span text:style-name="T2"><text:line-break/></text:span><text:span text:style-name="T2">output “emma </text:span></text:p>
          <text:p text:style-name="P3"><text:span text:style-name="T2">agreed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3.81cm" svg:height="2.54cm" svg:x="0.635cm" svg:y="13.335cm">
          <text:p text:style-name="P3"><text:span text:style-name="T1">liste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3.81cm" svg:height="2.54cm" svg:x="13.335cm" svg:y="17.145cm">
          <text:p text:style-name="P3"><text:span text:style-name="T1">liste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.54cm" svg:y1="15.875cm" svg:x2="2.54cm" svg:y2="17.145cm" draw:start-shape="id7" draw:start-glue-point="2" draw:end-shape="id8" draw:end-glue-point="4" svg:d="m2540 15875v1270" svg:viewBox="0 0 1 1271">
          <text:p/>
        </draw:connector>
        <draw:connector draw:style-name="gr2" draw:text-style-name="P3" draw:layer="layout" svg:x1="15.24cm" svg:y1="19.685cm" svg:x2="15.24cm" svg:y2="20.955cm" draw:start-shape="id13" draw:start-glue-point="2" draw:end-shape="id14" draw:end-glue-point="4" svg:d="m15240 19685v1270" svg:viewBox="0 0 1 1271">
          <text:p/>
        </draw:connector>
        <draw:connector draw:style-name="gr4" draw:text-style-name="P3" draw:layer="layout" draw:type="curve" svg:x1="9.525cm" svg:y1="6.985cm" svg:x2="13.335cm" svg:y2="6.985cm" draw:start-shape="id6" draw:start-glue-point="1" draw:end-shape="id16" draw:end-glue-point="3" svg:d="m9525 6985h3810" svg:viewBox="0 0 3811 1">
          <text:p/>
        </draw:connector>
        <draw:connector draw:style-name="gr4" draw:text-style-name="P3" draw:layer="layout" draw:type="curve" svg:x1="13.335cm" svg:y1="3.175cm" svg:x2="4.445cm" svg:y2="3.175cm" draw:start-shape="id17" draw:start-glue-point="3" draw:end-shape="id1" draw:end-glue-point="1" svg:d="m13335 3175h-8890" svg:viewBox="0 0 8891 1">
          <text:p/>
        </draw:connector>
        <draw:connector draw:style-name="gr4" draw:text-style-name="P3" draw:layer="layout" draw:type="curve" draw:line-skew="0.761cm" svg:x1="4.445cm" svg:y1="10.795cm" svg:x2="13.335cm" svg:y2="6.985cm" draw:start-shape="id5" draw:start-glue-point="1" draw:end-shape="id16" svg:d="m4445 10795c7810 0 3366-3810 8890-3810" svg:viewBox="0 0 8891 3811">
          <text:p/>
        </draw:connector>
        <draw:connector draw:style-name="gr4" draw:text-style-name="P3" draw:layer="layout" draw:type="curve" svg:x1="13.335cm" svg:y1="14.605cm" svg:x2="4.445cm" svg:y2="14.605cm" draw:start-shape="id12" draw:start-glue-point="3" draw:end-shape="id7" draw:end-glue-point="1" svg:d="m13335 14605h-8890" svg:viewBox="0 0 8891 1">
          <text:p/>
        </draw:connector>
        <draw:connector draw:style-name="gr4" draw:text-style-name="P3" draw:layer="layout" draw:type="curve" svg:x1="9.525cm" svg:y1="18.415cm" svg:x2="13.335cm" svg:y2="18.415cm" draw:start-shape="id10" draw:start-glue-point="1" draw:end-shape="id13" draw:end-glue-point="3" svg:d="m9525 18415h3810" svg:viewBox="0 0 3811 1">
          <text:p/>
        </draw:connector>
        <draw:connector draw:style-name="gr4" draw:text-style-name="P3" draw:layer="layout" draw:type="curve" draw:line-skew="0.762cm" svg:x1="4.445cm" svg:y1="22.225cm" svg:x2="13.335cm" svg:y2="18.415cm" draw:start-shape="id9" draw:start-glue-point="1" draw:end-shape="id13" draw:end-glue-point="3" svg:d="m4445 22225c7810 0 3366-3810 8890-3810" svg:viewBox="0 0 8891 3811">
          <text:p/>
        </draw:connector>
        <draw:custom-shape draw:style-name="gr5" draw:text-style-name="P3" xml:id="id16" draw:id="id16" draw:layer="layout" svg:width="2.032cm" svg:height="2.54cm" svg:x="13.335cm" svg:y="5.71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27cm" svg:height="1.27cm" svg:x="4.445cm" svg:y="5.715cm">
          <draw:text-box>
            <text:p><text:span text:style-name="T3">no</text:span></text:p>
          </draw:text-box>
        </draw:frame>
        <draw:frame draw:style-name="gr6" draw:text-style-name="P6" draw:layer="layout" svg:width="1.27cm" svg:height="1.27cm" svg:x="4.445cm" svg:y="17.145cm">
          <draw:text-box>
            <text:p><text:span text:style-name="T3">no</text:span></text:p>
          </draw:text-box>
        </draw:frame>
        <draw:frame draw:style-name="gr7" draw:text-style-name="P6" draw:layer="layout" svg:width="1.27cm" svg:height="1.27cm" svg:x="2.54cm" svg:y="8.255cm">
          <draw:text-box>
            <text:p><text:span text:style-name="T3">yes</text:span></text:p>
          </draw:text-box>
        </draw:frame>
        <draw:frame draw:style-name="gr7" draw:text-style-name="P6" draw:layer="layout" svg:width="1.27cm" svg:height="1.27cm" svg:x="2.54cm" svg:y="19.685cm">
          <draw:text-box>
            <text:p><text:span text:style-name="T3">ok</text:span></text:p>
          </draw:text-box>
        </draw:frame>
        <draw:frame draw:style-name="gr7" draw:text-style-name="P6" draw:layer="layout" svg:width="1.27cm" svg:height="1.27cm" svg:x="15.24cm" svg:y="23.497cm">
          <draw:text-box>
            <text:p><text:span text:style-name="T3">ok</text:span></text:p>
          </draw:text-box>
        </draw:frame>
        <draw:frame draw:style-name="gr7" draw:text-style-name="P7" draw:layer="layout" svg:width="1.27cm" svg:height="1.27cm" svg:x="15.24cm" svg:y="12.065cm">
          <draw:text-box>
            <text:p><text:span text:style-name="T4">yes</text:span></text:p>
          </draw:text-box>
        </draw:frame>
        <draw:frame draw:style-name="gr6" draw:text-style-name="P6" draw:layer="layout" svg:width="1.27cm" svg:height="1.27cm" svg:x="17.145cm" svg:y="9.525cm">
          <draw:text-box>
            <text:p><text:span text:style-name="T3">no</text:span></text:p>
          </draw:text-box>
        </draw:frame>
        <draw:frame draw:style-name="gr6" draw:text-style-name="P6" draw:layer="layout" svg:width="1.27cm" svg:height="1.27cm" svg:x="17.145cm" svg:y="20.955cm">
          <draw:text-box>
            <text:p><text:span text:style-name="T3">no</text:span></text:p>
          </draw:text-box>
        </draw:frame>
        <draw:custom-shape draw:style-name="gr5" draw:text-style-name="P3" xml:id="id17" draw:id="id17" draw:layer="layout" svg:width="2.032cm" svg:height="2.54cm" svg:x="13.335cm" svg:y="1.90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2.86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 Jong</meta:initial-creator>
    <meta:creation-date>2014-01-02T11:32:01.148029654</meta:creation-date>
    <dc:date>2014-01-13T09:52:10.218597060</dc:date>
    <dc:creator>Jos Jong</dc:creator>
    <meta:editing-duration>PT55M17S</meta:editing-duration>
    <meta:editing-cycles>16</meta:editing-cycles>
    <meta:generator>LibreOffice/4.1.3.2$Linux_X86_64 LibreOffice_project/410m0$Build-2</meta:generator>
    <meta:document-statistic meta:object-count="48"/>
  </office:meta>
</office:document-meta>
</file>